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fo:font-style="italic" fo:font-weight="bold" officeooo:rsid="00041c63" officeooo:paragraph-rsid="00041c63" style:font-style-asian="italic" style:font-weight-asian="bold" style:font-style-complex="italic" style:font-weight-complex="bold"/>
    </style:style>
    <style:style style:name="P2" style:family="paragraph" style:parent-style-name="Standard">
      <style:text-properties fo:language="pt" fo:country="BR" fo:font-style="italic" fo:font-weight="bold" officeooo:rsid="00041c63" officeooo:paragraph-rsid="0006d37e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pt" fo:country="BR" fo:font-style="italic" fo:font-weight="bold" officeooo:rsid="00054826" officeooo:paragraph-rsid="00054826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pt" fo:country="BR" fo:font-style="italic" fo:font-weight="bold" officeooo:rsid="0006d37e" officeooo:paragraph-rsid="0006d37e" style:font-style-asian="italic" style:font-weight-asian="bold" style:font-style-complex="italic" style:font-weight-complex="bold"/>
    </style:style>
    <style:style style:name="P5" style:family="paragraph" style:parent-style-name="Standard">
      <style:text-properties fo:language="pt" fo:country="BR" fo:font-style="normal" fo:font-weight="normal" officeooo:rsid="00041c63" officeooo:paragraph-rsid="00041c6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en" fo:country="US" fo:font-style="italic" fo:font-weight="bold" officeooo:rsid="0006d37e" officeooo:paragraph-rsid="0006d37e" style:font-style-asian="italic" style:font-weight-asian="bold" style:font-style-complex="italic" style:font-weight-complex="bold"/>
    </style:style>
    <style:style style:name="P7" style:family="paragraph" style:parent-style-name="Standard">
      <style:text-properties fo:language="pt" fo:country="BR" fo:font-style="normal" fo:font-weight="normal" officeooo:rsid="00054826" officeooo:paragraph-rsid="0006d37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pt" fo:country="BR" fo:font-style="normal" fo:font-weight="normal" officeooo:rsid="00054826" officeooo:paragraph-rsid="00041c6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pt" fo:country="BR" fo:font-style="normal" fo:font-weight="normal" officeooo:rsid="0005590a" officeooo:paragraph-rsid="0008415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pt" fo:country="BR" fo:font-style="normal" fo:font-weight="normal" officeooo:rsid="0005590a" officeooo:paragraph-rsid="0005482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language="pt" fo:country="BR" fo:font-style="normal" fo:font-weight="normal" officeooo:rsid="0006d37e" officeooo:paragraph-rsid="0006d37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pt" fo:country="BR" fo:font-style="normal" fo:font-weight="normal" officeooo:rsid="00084153" officeooo:paragraph-rsid="00084153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pt" fo:country="BR" fo:font-style="normal" fo:font-weight="normal" officeooo:rsid="000bcbda" officeooo:paragraph-rsid="000bcbd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pt" fo:country="BR" fo:font-style="italic" fo:font-weight="bold" officeooo:rsid="0006d37e" officeooo:paragraph-rsid="0006d37e" style:font-style-asian="italic" style:font-weight-asian="bold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5590a" style:font-style-asian="normal" style:font-style-complex="normal"/>
    </style:style>
    <style:style style:name="T3" style:family="text">
      <style:text-properties fo:font-style="normal" officeooo:rsid="0006d37e" style:font-style-asian="normal" style:font-style-complex="normal"/>
    </style:style>
    <style:style style:name="T4" style:family="text">
      <style:text-properties fo:font-style="normal" officeooo:rsid="00054826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54826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5590a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6d37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8415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9bff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9ea32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– 06/04/2021</text:p>
      <text:p text:style-name="P1"/>
      <text:p text:style-name="P1">Chuva de ideias</text:p>
      <text:p text:style-name="P1"/>
      <text:p text:style-name="P5"/>
      <text:p text:style-name="P2"><text:tab/><text:span text:style-name="T5">Era uma vez em uma ilha deserta havia </text:span><text:span text:style-name="T8">uma </text:span><text:span text:style-name="T5">senhora em uma casa, ao mesmo tempo era uma bruxa que tava fazendo o seu feitiço e ela lembrou que precisava de mais de um ingrediente que tinha no copo, quando ela chegou perto do copo percebeu que o relógio tava do lado, colocou no pulso e colocou pra mexer os ingredientes, o relógio acabou caindo no caldeirão que deu uma alteração no tempo do cosmos. </text:span><text:span text:style-name="T6">Quando ela viu a alteração do espaço-tempo no cosmos, eita que merda que e</text:span><text:span text:style-name="T9">u</text:span><text:span text:style-name="T6"> fiz, correu e pegou a vassoura e disse. </text:span><text:span text:style-name="T4">E LA VAMOS Nós</text:span><text:span text:style-name="T6">. A vassoura não deu certo, e mais uma vez e falou e la vamos nós </text:span><text:span text:style-name="T8">de novo</text:span><text:span text:style-name="T6">. Ela pegou o rodo e não </text:span><text:span text:style-name="T8">encontrou</text:span><text:span text:style-name="T6"> o rodo no lugar, achou um carro dos anos 80. Pegou o carro e foi atrás da feiticeira </text:span><text:span text:style-name="T4">mora</text:span><text:span text:style-name="T6"> na floresta tropical. Chegando na floresta ela viu que na frente da porta tinha um amigo com um caderno com mais uma </text:span><text:span text:style-name="T8">magia</text:span><text:span text:style-name="T6">. Ela </text:span><text:span text:style-name="T8">precisava</text:span><text:span text:style-name="T6"> de uma faca especial pra fazer o feitiço. Depois voltou </text:span><text:span text:style-name="T8">pra casa</text:span><text:span text:style-name="T6"> pra pegar o copo especial. Deixou o caldeirão aceso a viagem toda e sujou tudo. Chegando do mercado ela mexe seu caldeirão e procura o caderno, e começa a olhar o feitiço pra voltar no tempo que ela estava vivendo naquele momento. Uma faca pra cortar as raízes. Aí quando ela cortou as raízes e colocou dentro do copo e o copo se quebrou. Ela </text:span><text:span text:style-name="T8">precisava</text:span><text:span text:style-name="T6"> cozinhar as raízes. Ela olhou no tempo</text:span></text:p>
      <text:p text:style-name="P7"/>
      <text:p text:style-name="P2"><text:span text:style-name="T6"><text:s/>…… </text:span><text:span text:style-name="T9">morr</text:span><text:span text:style-name="T11">i na parte que o joão falou e eu nem lembro o que ele disse nem oq eu falei...</text:span></text:p>
      <text:p text:style-name="P8"/>
      <text:p text:style-name="P3"><text:span text:style-name="T5">Nessa necessidade toda que ela precis</text:span><text:span text:style-name="T8">ava</text:span><text:span text:style-name="T5"> resolver o feitiço. Ela pega o carro e viaja até Minas Gerais. Ela lembrou que em minas morava a família dela. Que morava</text:span><text:span text:style-name="T8">m</text:span><text:span text:style-name="T5"> lá em </text:span><text:span text:style-name="T8">I</text:span><text:span text:style-name="T5">tabira. </text:span><text:span text:style-name="T8">T</text:span><text:span text:style-name="T5">inha</text:span><text:span text:style-name="T8">m um</text:span><text:span text:style-name="T5"> guardado um caderno que facilitaria tudo. Nesse caderno tinha um segredo, que pre</text:span><text:span text:style-name="T8">cisa</text:span><text:span text:style-name="T5">va de… um ingrediente secreto. Mas a família dela disse que precisav</text:span><text:span text:style-name="T8">a</text:span><text:span text:style-name="T5"> pensar </text:span><text:span text:style-name="T8">e refleti, então</text:span><text:span text:style-name="T5"> cortou o queijo com a faca. Comeu e ficou com sede. Foi até a pia e deixou o copo na janela e foi fazer outros afazeres. Viu um passarinho em cima do copo e gritou </text:span><text:span text:style-name="T1">MEU DEUS UM PASSARINHO</text:span><text:span text:style-name="T5">. Botou ovos dentro do copo. Ao olhar dentro do copo ela v</text:span><text:span text:style-name="T8">ê</text:span><text:span text:style-name="T5"> uma espiral com um relógio batendo tique-taque. Levanta os olhos e v</text:span><text:span text:style-name="T8">ê</text:span><text:span text:style-name="T5"> um passarinho se transforma em uma de suas tias. Jurema, </text:span><text:span text:style-name="T8">disse a bruxa</text:span><text:span text:style-name="T5">. Você tem 3 minutos pra ajeitar o espaço-tempo. </text:span><text:span text:style-name="T7">3 minutos pra salvar o </text:span><text:span text:style-name="T2">espaço trem. </text:span><text:span text:style-name="T7">Pegou o carro e usou uma m</text:span><text:span text:style-name="T8">a</text:span><text:span text:style-name="T7">gia que a tia ensinou pra ela pra chegar na ilha a tempo. Ao olhar ao redor ela v</text:span><text:span text:style-name="T8">ê</text:span><text:span text:style-name="T7"> o caos da </text:span><text:span text:style-name="T3">pangeia</text:span><text:span text:style-name="T7"> e estava em minas. Ela precisaria de uma divindade que só ela poderia invocar. Então quando ela conseguiu a divindade contou pra ela que ela podia parar, mas ela só poderia parar morrendo por uma faca feita por um dem</text:span><text:span text:style-name="T8">ô</text:span><text:span text:style-name="T7">nio. Foi num caderno e viu que morrer envenenada era mais fácil. Pegou um copo e colocou um ingrediente no copo. (não tomou ainda) Então de repente na janela da casa dela entrou um dragão furioso. No pé do dragão tinha um relógio. O dragão queria comer. Então ela foi pegar a vassoura dela. Nela pensar o </text:span><text:span text:style-name="T8">que</text:span><text:span text:style-name="T7"> faria. Abriu uma linha do tempo e apareceram as </text:span><text:span text:style-name="T8">Winx</text:span><text:span text:style-name="T7">, as fadas mágicas e chegaram.</text:span><text:span text:style-name="T2"> As </text:span><text:span text:style-name="T3">Winx</text:span><text:span text:style-name="T2"> missionárias</text:span><text:span text:style-name="T7"> disseram que precisava se converter. Tinha um caderno especial da avó. O livro era muito importante e usa o livro pra fazer a m</text:span><text:span text:style-name="T8">a</text:span><text:span text:style-name="T7">gia. Então a bruxa no caminho para o Amap</text:span><text:span text:style-name="T8">á</text:span><text:span text:style-name="T7"> dirigindo preocupada com o espaço-tempo de repente ela percebeu que o carro que ela tava era o de volta para o futuro. Então ela pega uma velocidade e daqui a pouco ela some. Fica somente a poeirinha….. mas solta a faca e a faca cai. Vemos o reflexo na faca da bruxa na ilha por que nada disso realmente havia acontecido.</text:span></text:p>
      <text:p text:style-name="P9"/>
      <text:p text:style-name="P6"><text:span text:style-name="T7">W</text:span><text:span text:style-name="T5">hat if we make this into an actual thing? Huh...</text:span></text:p>
      <text:p text:style-name="P10"/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5">Se preocupar muito com o </text:span><text:span text:style-name="T10">que</text:span><text:span text:style-name="T5"> os outros pensam com o </text:span><text:span text:style-name="T10">que</text:span><text:span text:style-name="T5"> você vai criar.</text:span></text:p>
      <text:p text:style-name="P11">Para criar você não pode ficar preocupado. Lamentando passado ou Se preocupando com o futuro.</text:p>
      <text:p text:style-name="P12">Brasileiro sofredor, não consegue criar. Autoestima.</text:p>
      <text:p text:style-name="P12"/>
      <text:p text:style-name="P13">Fazer as pessoas chegarem a conclusão sozinhas ao invés de entregar a resposta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06T20:13:29.367000000</dc:date>
    <meta:editing-duration>PT20M53S</meta:editing-duration>
    <meta:editing-cycles>7</meta:editing-cycles>
    <meta:document-statistic meta:table-count="0" meta:image-count="0" meta:object-count="0" meta:page-count="2" meta:paragraph-count="10" meta:word-count="728" meta:character-count="3878" meta:non-whitespace-character-count="3156"/>
  </office:meta>
</office:document-meta>
</file>